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Gestionar una Licitación de Compra en Odoo 17</text:span></text:h>
      <text:h text:style-name="Heading_20_4" text:outline-level="4"><text:span text:style-name="Strong_20_Emphasis">1. Activar la Función de Licitaciones (si no está activa)</text:span>:</text:h>
      <text:list text:style-name="L1">
        <text:list-item>
          <text:p text:style-name="P2">Accede al módulo <text:span text:style-name="Strong_20_Emphasis">Ajustes</text:span>.</text:p>
        </text:list-item>
        <text:list-item>
          <text:p text:style-name="P2">En la sección <text:span text:style-name="Strong_20_Emphasis">Compras</text:span>, asegúrate de que la opción <text:span text:style-name="Strong_20_Emphasis">Gestión de licitaciones</text:span> esté habilitada.</text:p>
        </text:list-item>
        <text:list-item>
          <text:p text:style-name="P1">Haz clic en <text:span text:style-name="Strong_20_Emphasis">Guardar</text:span> para confirmar los cambios.</text:p>
        </text:list-item>
      </text:list>
      <text:p text:style-name="Horizontal_20_Line"/>
      <text:h text:style-name="Heading_20_4" text:outline-level="4"><text:span text:style-name="Strong_20_Emphasis">2. Crear una Nueva Licitación de Compra</text:span>:</text:h>
      <text:list text:style-name="L2">
        <text:list-item>
          <text:p text:style-name="P4">Ve al módulo <text:span text:style-name="Strong_20_Emphasis">Compras</text:span> y selecciona la opción <text:span text:style-name="Strong_20_Emphasis">Licitaciones</text:span>.</text:p>
        </text:list-item>
        <text:list-item>
          <text:p text:style-name="P4">Haz clic en <text:span text:style-name="Strong_20_Emphasis">Crear</text:span> para generar una nueva licitación.</text:p>
        </text:list-item>
        <text:list-item>
          <text:p text:style-name="P4">Completa los siguientes campos:</text:p>
          <text:list>
            <text:list-item>
              <text:p text:style-name="P4"><text:span text:style-name="Strong_20_Emphasis">Nombre de la licitación</text:span>: Asigna un título descriptivo.</text:p>
            </text:list-item>
            <text:list-item>
              <text:p text:style-name="P4"><text:span text:style-name="Strong_20_Emphasis">Fechas límite</text:span>: Especifica las fechas de inicio y fin para recibir ofertas.</text:p>
            </text:list-item>
            <text:list-item>
              <text:p text:style-name="P3"><text:span text:style-name="Strong_20_Emphasis">Descripción de la licitación</text:span>: Detalla los productos o servicios requeridos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Agregar Líneas de Productos</text:span>:</text:h>
      <text:list text:style-name="L3">
        <text:list-item>
          <text:p text:style-name="P6">En la sección de productos:</text:p>
          <text:list>
            <text:list-item>
              <text:p text:style-name="P6">Añade las líneas correspondientes a los productos o servicios que estás licitando.</text:p>
            </text:list-item>
            <text:list-item>
              <text:p text:style-name="P6">Especifica las cantidades y otras condiciones relevantes.</text:p>
            </text:list-item>
          </text:list>
        </text:list-item>
        <text:list-item>
          <text:p text:style-name="P5">Haz clic en <text:span text:style-name="Strong_20_Emphasis">Guardar</text:span>.</text:p>
        </text:list-item>
      </text:list>
      <text:p text:style-name="Horizontal_20_Line"/>
      <text:h text:style-name="Heading_20_4" text:outline-level="4"><text:span text:style-name="Strong_20_Emphasis">4. Enviar Invitaciones a Proveedores</text:span>:</text:h>
      <text:list text:style-name="L4">
        <text:list-item>
          <text:p text:style-name="P8">Desde la ficha de la licitación, haz clic en <text:span text:style-name="Strong_20_Emphasis">Agregar Proveedor</text:span>.</text:p>
        </text:list-item>
        <text:list-item>
          <text:p text:style-name="P8">Selecciona los proveedores que deseas invitar a participar en la licitación.</text:p>
        </text:list-item>
        <text:list-item>
          <text:p text:style-name="P7">Envíales notificaciones por correo electrónico desde la plataforma, si es necesario.</text:p>
        </text:list-item>
      </text:list>
      <text:p text:style-name="Horizontal_20_Line"/>
      <text:h text:style-name="Heading_20_4" text:outline-level="4"><text:span text:style-name="Strong_20_Emphasis">5. Gestionar las Ofertas Recibidas</text:span>:</text:h>
      <text:list text:style-name="L5">
        <text:list-item>
          <text:p text:style-name="P10">A medida que los proveedores respondan, registra sus ofertas en el sistema.</text:p>
        </text:list-item>
        <text:list-item>
          <text:p text:style-name="P10">Haz clic en <text:span text:style-name="Strong_20_Emphasis">Registrar Oferta</text:span> y completa los datos correspondientes:</text:p>
          <text:list>
            <text:list-item>
              <text:p text:style-name="P10">Precios ofrecidos.</text:p>
            </text:list-item>
            <text:list-item>
              <text:p text:style-name="P10">Plazos de entrega.</text:p>
            </text:list-item>
            <text:list-item>
              <text:p text:style-name="P9">Condiciones adicionales.</text:p>
            </text:list-item>
          </text:list>
        </text:list-item>
      </text:list>
      <text:p text:style-name="Horizontal_20_Line"/>
      <text:h text:style-name="Heading_20_4" text:outline-level="4"><text:span text:style-name="Strong_20_Emphasis">6. Evaluar las Ofertas y Seleccionar un Proveedor</text:span>:</text:h>
      <text:list text:style-name="L6">
        <text:list-item>
          <text:p text:style-name="P12">Compara las ofertas en función de los criterios establecidos (precio, tiempo, calidad, etc.).</text:p>
        </text:list-item>
        <text:list-item>
          <text:p text:style-name="P11">Selecciona el proveedor ganador y confirma su oferta.</text:p>
        </text:list-item>
      </text:list>
      <text:p text:style-name="Horizontal_20_Line"/>
      <text:h text:style-name="Heading_20_4" text:outline-level="4"><text:soft-page-break/><text:span text:style-name="Strong_20_Emphasis">7. Crear el Pedido de Compra</text:span>:</text:h>
      <text:list text:style-name="L7">
        <text:list-item>
          <text:p text:style-name="P14">Una vez seleccionada la oferta ganadora, haz clic en <text:span text:style-name="Strong_20_Emphasis">Crear Pedido de Compra</text:span> desde la ficha de la licitación.</text:p>
        </text:list-item>
        <text:list-item>
          <text:p text:style-name="P14">Revisa y confirma los detalles del pedido.</text:p>
        </text:list-item>
        <text:list-item>
          <text:p text:style-name="P13">Haz clic en <text:span text:style-name="Strong_20_Emphasis">Confirmar Pedido</text:span> para formalizarlo.</text:p>
        </text:list-item>
      </text:list>
      <text:p text:style-name="Horizontal_20_Line"/>
      <text:h text:style-name="Heading_20_4" text:outline-level="4"><text:span text:style-name="Strong_20_Emphasis">8. Supervisar y Completar la Licitación</text:span>:</text:h>
      <text:list text:style-name="L8">
        <text:list-item>
          <text:p text:style-name="P16">Una vez que el pedido se haya procesado, marca la licitación como <text:span text:style-name="Strong_20_Emphasis">Cerrada</text:span>.</text:p>
        </text:list-item>
        <text:list-item>
          <text:p text:style-name="P15">Registra cualquier detalle adicional para referencia futura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5:46:52.132133517</meta:creation-date>
    <dc:date>2024-12-09T05:47:30.705512676</dc:date>
    <meta:editing-duration>PT40S</meta:editing-duration>
    <meta:editing-cycles>1</meta:editing-cycles>
    <meta:document-statistic meta:table-count="0" meta:image-count="0" meta:object-count="0" meta:page-count="2" meta:paragraph-count="37" meta:word-count="330" meta:character-count="2006" meta:non-whitespace-character-count="1741"/>
    <meta:generator>LibreOffice/24.2.6.2$Linux_X86_64 LibreOffice_project/420$Build-2</meta:generator>
  </office:meta>
</office:document-meta>
</file>